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cd1" officeooo:paragraph-rsid="00196cd1" style:font-weight-asian="bold" style:font-weight-complex="bold"/>
    </style:style>
    <style:style style:name="P2" style:family="paragraph" style:parent-style-name="Standard">
      <style:text-properties fo:font-weight="normal" officeooo:rsid="00196cd1" officeooo:paragraph-rsid="00196cd1" style:font-weight-asian="normal" style:font-weight-complex="normal"/>
    </style:style>
    <style:style style:name="P3" style:family="paragraph" style:parent-style-name="Standard">
      <style:text-properties officeooo:paragraph-rsid="00196cd1"/>
    </style:style>
    <style:style style:name="P4" style:family="paragraph" style:parent-style-name="Standard">
      <style:text-properties officeooo:rsid="00196cd1" officeooo:paragraph-rsid="00196cd1"/>
    </style:style>
    <style:style style:name="P5" style:family="paragraph" style:parent-style-name="Standard">
      <style:text-properties officeooo:rsid="001aa136" officeooo:paragraph-rsid="001aa136"/>
    </style:style>
    <style:style style:name="T1" style:family="text">
      <style:text-properties officeooo:rsid="00196cd1"/>
    </style:style>
    <style:style style:name="T2" style:family="text">
      <style:text-properties fo:font-weight="normal" officeooo:rsid="00196cd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: Day 4 - Exercises &amp; Practice</text:p>
      <text:p text:style-name="P1"/>
      <text:p text:style-name="P2">Today is a practice day, with no lecture material.</text:p>
      <text:p text:style-name="P2"/>
      <text:p text:style-name="P2">The main exercises we practiced were the first four from Rosalind:</text:p>
      <text:p text:style-name="P2"/>
      <text:p text:style-name="P2">1. <text:a xlink:type="simple" xlink:href="https://rosalind.info/problems/dna/" text:style-name="Internet_20_link" text:visited-style-name="Visited_20_Internet_20_Link">https://rosalind.info/problems/dna/</text:a></text:p>
      <text:p text:style-name="P2"/>
      <text:p text:style-name="P3"><text:span text:style-name="T2">2. </text:span><text:a xlink:type="simple" xlink:href="https://rosalind.info/problems/rna/" text:style-name="Internet_20_link" text:visited-style-name="Visited_20_Internet_20_Link"><text:span text:style-name="T2">https://rosalind.info/problems/rna/</text:span></text:a></text:p>
      <text:p text:style-name="P2"/>
      <text:p text:style-name="P3"><text:span text:style-name="T2">3. </text:span><text:a xlink:type="simple" xlink:href="https://rosalind.info/problems/revc/" text:style-name="Internet_20_link" text:visited-style-name="Visited_20_Internet_20_Link"><text:span text:style-name="T2">https://rosalind.info/problems/revc/</text:span></text:a></text:p>
      <text:p text:style-name="P3"/>
      <text:p text:style-name="P4">But we combined the three into one script. So, get the reverse complement and transcribe DNA to RNA.</text:p>
      <text:p text:style-name="P4"/>
      <text:p text:style-name="P3"><text:span text:style-name="T1">4. </text:span><text:a xlink:type="simple" xlink:href="https://rosalind.info/problems/gc/" text:style-name="Internet_20_link" text:visited-style-name="Visited_20_Internet_20_Link"><text:span text:style-name="T1">https://rosalind.info/problems/gc/</text:span></text:a><text:span text:style-name="T1">: this exercise is the most complex encountered so far. Definitely worth trying out, because it forces you to use almost everything learned in the course up until this point.</text:span></text:p>
      <text:p text:style-name="P3"/>
      <text:p text:style-name="P4">5. Basic file writing operations:</text:p>
      <text:p text:style-name="P4"><text:tab/>a. create a file, write in it, close it</text:p>
      <text:p text:style-name="P4"><text:tab/>b. open a file, read, and get information out of it into the Python environment</text:p>
      <text:p text:style-name="P5"/>
      <text:p text:style-name="P5">6. Practice with regular expressions:</text:p>
      <text:p text:style-name="P5"><text:tab/>a. go to regexone.com and go through the tutori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3T17:28:19.640504604</meta:creation-date>
    <dc:date>2022-03-03T17:34:08.742614004</dc:date>
    <dc:creator>Yin Hsieh</dc:creator>
    <meta:editing-duration>PT5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26" meta:character-count="819" meta:non-whitespace-character-count="703"/>
  </office:meta>
</office:document-meta>
</file>